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872C4CA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31cm" svg:y="0.425cm" svg:width="16.739cm" svg:height="12.749cm" draw:z-index="0"><draw:image xlink:href="Pictures/100000000000033000000264872C4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4:54</meta:creation-date>
    <meta:editing-duration>PT00H01M1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6:11</dc:date>
    <dc:creator>Juan Rodriguez</dc:creator>
    <meta:template xlink:type="simple" xlink:actuate="onRequest" xlink:title="redaccion" xlink:href="../redaccion.ott" meta:date="2011-03-10T13:24:54"/>
  </office:meta>
</office:document-meta>
</file>